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cm" svg:height="9.004cm" svg:x="11.202cm" svg:y="0.239cm">
            <draw:object draw:notify-on-update-of-ranges="Tabelle1.D2:Tabelle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ndra Bullock <text:s/>(* 1964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80-1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me (Auswahl);</text:p>
          </table:table-cell>
          <table:table-cell/>
          <table:table-cell office:value-type="string" calcext:value-type="string">
            <text:p>1990-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2000-20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molition Man</text:p>
          </table:table-cell>
          <table:table-cell/>
          <table:table-cell office:value-type="string" calcext:value-type="string">
            <text:p>2010-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ährend du schliefst</text:p>
          </table:table-cell>
          <table:table-cell/>
          <table:table-cell office:value-type="string" calcext:value-type="string">
            <text:p>&gt;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s 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 Underc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nd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5:40:10.10516309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15:44:33.677088783</dc:date>
    <meta:editing-duration>PT13M8S</meta:editing-duration>
    <meta:editing-cycles>10</meta:editing-cycles>
    <meta:generator>LibreOffice/25.8.1.1$Linux_X86_64 LibreOffice_project/580$Build-1</meta:generator>
    <meta:document-statistic meta:table-count="1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3.917cm" svg:y="4.203cm" style:legend-expansion="high" chart:style-name="ch2"/>
        <chart:plot-area chart:style-name="ch3" svg:x="0.263cm" svg:y="0.064cm" svg:width="13.277cm" svg:height="8.643cm">
          <chart:coordinate-region svg:x="0.897cm" svg:y="0.263cm" svg:width="12.643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D2:Tabelle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